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table:formula="of:=RAND()*1000000" office:value-type="float" office:value="226803.667946852" calcext:value-type="float">
            <text:p>226803.667946852</text:p>
          </table:table-cell>
        </table:table-row>
        <table:table-row table:style-name="ro1">
          <table:table-cell table:formula="of:=RAND()*1000000" office:value-type="float" office:value="832908.020112676" calcext:value-type="float">
            <text:p>832908.020112676</text:p>
          </table:table-cell>
        </table:table-row>
        <table:table-row table:style-name="ro1">
          <table:table-cell table:formula="of:=RAND()*1000000" office:value-type="float" office:value="369776.567278595" calcext:value-type="float">
            <text:p>369776.567278595</text:p>
          </table:table-cell>
        </table:table-row>
        <table:table-row table:style-name="ro1">
          <table:table-cell table:formula="of:=RAND()*1000000" office:value-type="float" office:value="325281.736831253" calcext:value-type="float">
            <text:p>325281.736831253</text:p>
          </table:table-cell>
        </table:table-row>
        <table:table-row table:style-name="ro1">
          <table:table-cell table:formula="of:=RAND()*1000000" office:value-type="float" office:value="623144.662039648" calcext:value-type="float">
            <text:p>623144.662039648</text:p>
          </table:table-cell>
        </table:table-row>
        <table:table-row table:style-name="ro1">
          <table:table-cell table:formula="of:=RAND()*1000000" office:value-type="float" office:value="918756.442359692" calcext:value-type="float">
            <text:p>918756.44235969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nl" fo:country="NL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5">00/00/0000</text:date>, <text:time style:data-style-name="N2" text:time-value="15:40:51.0749818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05-23T21:58:03.590000000</meta:creation-date>
    <dc:date>2020-06-25T15:40:58.559801089</dc:date>
    <meta:editing-duration>PT4M41S</meta:editing-duration>
    <meta:editing-cycles>7</meta:editing-cycles>
    <meta:generator>LibreOfficeDev/7.1.0.0.alpha0$Linux_X86_64 LibreOffice_project/5054f7067cc5ee43933893b682e02540fce043b4</meta:generator>
    <meta:document-statistic meta:table-count="1" meta:cell-count="6" meta:object-count="0"/>
  </office:meta>
</office:document-meta>
</file>